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>
      <style:table-cell-properties style:vertical-align="automatic" fo:wrap-option="wrap"/>
    </style:style>
    <style:style style:name="ce2" style:family="table-cell" style:parent-style-name="Default" style:data-style-name="N0">
      <style:table-cell-properties style:vertical-align="automatic" fo:wrap-option="wrap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fo:background-color="#EEEEEE"/>
    </style:style>
    <style:style style:name="ce4" style:family="table-cell" style:parent-style-name="Default" style:data-style-name="N0">
      <style:table-cell-properties style:vertical-align="automatic" fo:wrap-option="wrap" fo:background-color="#DDDDD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automatic" fo:wrap-option="wrap" fo:background-color="#EEEEE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wrap-option="wrap" fo:background-color="#DDDDDD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fo:wrap-option="wrap" fo:background-color="#FFFF00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text-underline-style="solid" style:text-underline-type="single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wrap-option="wrap"/>
      <style:text-properties fo:color="#1F497D" style:font-family-generic="swiss"/>
    </style:style>
    <style:style style:name="ce15" style:family="table-cell" style:parent-style-name="Default" style:data-style-name="N0">
      <style:table-cell-properties style:vertical-align="automatic" fo:wrap-option="wrap" fo:background-color="#DDDDDD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/>
    </style:style>
    <style:style style:name="ce19" style:family="table-cell" style:parent-style-name="Default" style:data-style-name="N0">
      <style:table-cell-properties style:vertical-align="automatic" fo:wrap-option="wrap" fo:background-color="#EEEEE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wrap-option="wrap" fo:background-color="#EEEEEE" style:repeat-content="false"/>
      <style:paragraph-properties fo:text-align="start" fo:margin-left="0cm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1.668125cm" style:use-optimal-column-width="true"/>
    </style:style>
    <style:style style:name="co3" style:family="table-column">
      <style:table-column-properties fo:break-before="auto" style:column-width="11.9591666666667cm" style:use-optimal-column-width="true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0.555625cm" style:use-optimal-column-width="true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1.7475cm" style:use-optimal-column-width="true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0.370416666666667cm" style:use-optimal-column-width="true"/>
    </style:style>
    <style:style style:name="co12" style:family="table-column">
      <style:table-column-properties fo:break-before="auto" style:column-width="1.48166666666667cm" style:use-optimal-column-width="true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2225cm" style:use-optimal-column-width="true"/>
    </style:style>
    <style:style style:name="co15" style:family="table-column">
      <style:table-column-properties fo:break-before="auto" style:column-width="4.94770833333333cm" style:use-optimal-column-width="true"/>
    </style:style>
    <style:style style:name="co16" style:family="table-column">
      <style:table-column-properties fo:break-before="auto" style:column-width="2.01083333333333cm" style:use-optimal-column-width="true"/>
    </style:style>
    <style:style style:name="co17" style:family="table-column">
      <style:table-column-properties fo:break-before="auto" style:column-width="12.065cm" style:use-optimal-column-width="true"/>
    </style:style>
    <style:style style:name="co18" style:family="table-column">
      <style:table-column-properties fo:break-before="auto" style:column-width="19.8702083333333cm"/>
    </style:style>
    <style:style style:name="co19" style:family="table-column">
      <style:table-column-properties fo:break-before="auto" style:column-width="3.01625cm" style:use-optimal-column-width="true"/>
    </style:style>
    <style:style style:name="co20" style:family="table-column">
      <style:table-column-properties fo:break-before="auto" style:column-width="15.9279166666667cm"/>
    </style:style>
    <style:style style:name="co21" style:family="table-column">
      <style:table-column-properties fo:break-before="auto" style:column-width="11.4564583333333cm" style:use-optimal-column-width="true"/>
    </style:style>
    <style:style style:name="co22" style:family="table-column">
      <style:table-column-properties fo:break-before="auto" style:column-width="18.5472916666667cm"/>
    </style:style>
    <style:style style:name="ro1" style:family="table-row">
      <style:table-row-properties style:row-height="63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  <style:style style:family="graphic" style:name="a3">
      <style:graphic-properties draw:auto-grow-width="false" draw:auto-grow-height="false"/>
    </style:style>
    <style:style style:family="graphic" style:name="a4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Form_Responses_as_received" table:style-name="ta1">
        <table:table-column table:style-name="co1" table:number-columns-repeated="20" table:default-cell-style-name="ce1"/>
        <table:table-column table:style-name="co2" table:number-columns-repeated="4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2">
            <text:p>[1. Being one of the largest enterprises in your industry]</text:p>
          </table:table-cell>
          <table:table-cell office:value-type="string" table:style-name="ce2">
            <text:p>[2. A well-defined clearly communicated strategy]</text:p>
          </table:table-cell>
          <table:table-cell office:value-type="string" table:style-name="ce2">
            <text:p>[3. Being one of the lowest cost enterprises in your industry]</text:p>
          </table:table-cell>
          <table:table-cell office:value-type="string" table:style-name="ce2">
            <text:p>[4. Embracing and implementing new information technologies]</text:p>
          </table:table-cell>
          <table:table-cell office:value-type="string" table:style-name="ce2">
            <text:p>[5. Superior corporate governance practices]</text:p>
          </table:table-cell>
          <table:table-cell office:value-type="string" table:style-name="ce2">
            <text:p>[6. Operational execution that consistently meets customers expectations]</text:p>
          </table:table-cell>
          <table:table-cell office:value-type="string" table:style-name="ce2">
            <text:p>[7. Financial engineering expertise]</text:p>
          </table:table-cell>
          <table:table-cell office:value-type="string" table:style-name="ce2">
            <text:p>[8. Quality of the enterprise’s balance sheet]</text:p>
          </table:table-cell>
          <table:table-cell office:value-type="string" table:style-name="ce2">
            <text:p>[9. Achieving the most stringent quality levels (e.g. Six Sigma)]</text:p>
          </table:table-cell>
          <table:table-cell office:value-type="string" table:style-name="ce2">
            <text:p>[10. Creating a high-performance, high values culture]</text:p>
          </table:table-cell>
          <table:table-cell office:value-type="string" table:style-name="ce2">
            <text:p>[11. Delighting customers by exceeding their expectations]</text:p>
          </table:table-cell>
          <table:table-cell office:value-type="string" table:style-name="ce2">
            <text:p>[12. A structure that simplifies working in and with the organization]</text:p>
          </table:table-cell>
          <table:table-cell office:value-type="string" table:style-name="ce2">
            <text:p>[13. Superior talent at all levels]</text:p>
          </table:table-cell>
          <table:table-cell office:value-type="string" table:style-name="ce2">
            <text:p>[14. Adopting a balanced scorecard]</text:p>
          </table:table-cell>
          <table:table-cell office:value-type="string" table:style-name="ce2">
            <text:p>[15. A great leadership team at the top]</text:p>
          </table:table-cell>
          <table:table-cell office:value-type="string" table:style-name="ce2">
            <text:p>[16. Driving innovation in your industry]</text:p>
          </table:table-cell>
          <table:table-cell office:value-type="string" table:style-name="ce2">
            <text:p>[17. A great brand]</text:p>
          </table:table-cell>
          <table:table-cell office:value-type="string" table:style-name="ce2">
            <text:p>[18. Developing a strong mergers &amp; partnerships capability]</text:p>
          </table:table-cell>
          <table:table-cell office:value-type="string" table:style-name="ce2">
            <text:p>[19. Superior supply-chain management]</text:p>
          </table:table-cell>
          <table:table-cell office:value-type="string" table:style-name="ce2">
            <text:p>[20. Being a truly global enterprise]</text:p>
          </table:table-cell>
          <table:table-cell office:value-type="string" table:style-name="ce2">
            <text:p>Rank the top 4 primary practices according to you:<text:s/></text:p>
            <text:p>Choice 1</text:p>
          </table:table-cell>
          <table:table-cell office:value-type="string" table:style-name="ce2">
            <text:p>Choice 2</text:p>
          </table:table-cell>
          <table:table-cell office:value-type="string" table:style-name="ce2">
            <text:p>Choice 3</text:p>
          </table:table-cell>
          <table:table-cell office:value-type="string" table:style-name="ce2">
            <text:p>Choice 4</text:p>
          </table:table-cell>
          <table:table-cell office:value-type="string" table:style-name="ce2">
            <text:p>Region (or level if Corporate)</text:p>
          </table:table-cell>
          <table:table-cell office:value-type="string" table:style-name="ce2">
            <text:p>Function</text:p>
          </table:table-cell>
          <table:table-cell table:number-columns-repeated="1635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9. Achieving the most stringent quality levels (e.g. Six Sigma)</text:p>
          </table:table-cell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table:number-columns-repeated="16358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. Being one of the largest enterprises in your industry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7. A great brand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19. Superior supply-chain management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table:number-columns-repeated="1635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table:number-columns-repeated="1635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9. Achieving the most stringent quality levels (e.g. Six Sigma)</text:p>
          </table:table-cell>
          <table:table-cell office:value-type="string" table:style-name="ce3">
            <text:p>19. Superior supply-chain management</text:p>
          </table:table-cell>
          <table:table-cell office:value-type="string" table:style-name="ce3">
            <text:p>20. Being a truly global enterprise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. A great brand</text:p>
          </table:table-cell>
          <table:table-cell office:value-type="string" table:style-name="ce3">
            <text:p>4. Embracing and implementing new information technologies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table:number-columns-repeated="16358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table:number-columns-repeated="1635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. A great brand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7. A great brand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table:number-columns-repeated="16358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9. Superior supply-chain management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4. Embracing and implementing new information technologies</text:p>
          </table:table-cell>
          <table:table-cell office:value-type="string" table:style-name="ce3">
            <text:p>9. Achieving the most stringent quality levels (e.g. Six Sigma)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20. Being a truly global enterprise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9. Achieving the most stringent quality levels (e.g. Six Sigma)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20. Being a truly global enterprise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3"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20. Being a truly global enterprise</text:p>
          </table:table-cell>
          <table:table-cell office:value-type="string" table:style-name="ce3">
            <text:p>17. A great brand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5. Superior corporate governance practices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9. Superior supply-chain management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4. Embracing and implementing new information technologies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4. Adopting a balanced scorecard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9. Superior supply-chain management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table:number-columns-repeated="1635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7. A great brand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20. Being a truly global enterprise</text:p>
          </table:table-cell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table:number-columns-repeated="16358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8. Quality of the enterprise’s balance sheet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9. Achieving the most stringent quality levels (e.g. Six Sigma)</text:p>
          </table:table-cell>
          <table:table-cell office:value-type="string" table:style-name="ce3">
            <text:p>19. Superior supply-chain management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table:number-columns-repeated="16358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3. Being one of the lowest cost enterprises in your industry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table:number-columns-repeated="16358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20. Being a truly global enterprise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table:number-columns-repeated="16358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table:number-columns-repeated="1635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7. A great brand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table:number-columns-repeated="16358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9. Achieving the most stringent quality levels (e.g. Six Sigma)</text:p>
          </table:table-cell>
          <table:table-cell office:value-type="string" table:style-name="ce3">
            <text:p>19. Superior supply-chain management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table:number-columns-repeated="16358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9. Achieving the most stringent quality levels (e.g. Six Sigma)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table:number-columns-repeated="16358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9. Achieving the most stringent quality levels (e.g. Six Sigma)</text:p>
          </table:table-cell>
          <table:table-cell office:value-type="string" table:style-name="ce3">
            <text:p>20. Being a truly global enterprise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3. Being one of the lowest cost enterprises in your industry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7. A great brand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table:number-columns-repeated="16358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9. Achieving the most stringent quality levels (e.g. Six Sigma)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table:number-columns-repeated="1635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4. Embracing and implementing new information technologies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table:number-columns-repeated="16358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table:number-columns-repeated="16358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4. Embracing and implementing new information technologies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2. A structure that simplifies working in and with the organization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table:number-columns-repeated="16358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7. A great brand</text:p>
          </table:table-cell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20. Being a truly global enterprise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table:number-columns-repeated="16358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7. A great brand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8. Developing a strong mergers &amp; partnerships capability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11. Delighting customers by exceeding their expectations</text:p>
          </table:table-cell>
          <table:table-cell office:value-type="string" table:style-name="ce3">
            <text:p>10. Creating a high-performance, high values culture</text:p>
          </table:table-cell>
          <table:table-cell office:value-type="string" table:style-name="ce3">
            <text:p>13. Superior talent at all levels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9. Superior supply-chain management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table:number-columns-repeated="1635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2. A well-defined clearly communicated strategy</text:p>
          </table:table-cell>
          <table:table-cell office:value-type="string" table:style-name="ce3">
            <text:p>16. Driving innovation in your industry</text:p>
          </table:table-cell>
          <table:table-cell office:value-type="string" table:style-name="ce3">
            <text:p>6. Operational execution that consistently meets customers expectations</text:p>
          </table:table-cell>
          <table:table-cell office:value-type="string" table:style-name="ce3">
            <text:p>15. A great leadership team at the top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table:number-columns-repeated="16358"/>
        </table:table-row>
        <table:table-row table:style-name="ro3">
          <table:table-cell office:value-type="float" office:value="141" table:formula="msoxl:=SUM(A2:A56)" table:style-name="ce1">
            <text:p>141</text:p>
          </table:table-cell>
          <table:table-cell office:value-type="float" office:value="239" table:formula="msoxl:=SUM(B2:B56)" table:style-name="ce1">
            <text:p>239</text:p>
          </table:table-cell>
          <table:table-cell office:value-type="float" office:value="141" table:formula="msoxl:=SUM(C2:C56)" table:style-name="ce1">
            <text:p>141</text:p>
          </table:table-cell>
          <table:table-cell office:value-type="float" office:value="199" table:formula="msoxl:=SUM(D2:D56)" table:style-name="ce1">
            <text:p>199</text:p>
          </table:table-cell>
          <table:table-cell office:value-type="float" office:value="179" table:formula="msoxl:=SUM(E2:E56)" table:style-name="ce1">
            <text:p>179</text:p>
          </table:table-cell>
          <table:table-cell office:value-type="float" office:value="250" table:formula="msoxl:=SUM(F2:F56)" table:style-name="ce1">
            <text:p>250</text:p>
          </table:table-cell>
          <table:table-cell office:value-type="float" office:value="167" table:formula="msoxl:=SUM(G2:G56)" table:style-name="ce1">
            <text:p>167</text:p>
          </table:table-cell>
          <table:table-cell office:value-type="float" office:value="180" table:formula="msoxl:=SUM(H2:H56)" table:style-name="ce1">
            <text:p>180</text:p>
          </table:table-cell>
          <table:table-cell office:value-type="float" office:value="220" table:formula="msoxl:=SUM(I2:I56)" table:style-name="ce1">
            <text:p>220</text:p>
          </table:table-cell>
          <table:table-cell office:value-type="float" office:value="246" table:formula="msoxl:=SUM(J2:J56)" table:style-name="ce1">
            <text:p>246</text:p>
          </table:table-cell>
          <table:table-cell office:value-type="float" office:value="226" table:formula="msoxl:=SUM(K2:K56)" table:style-name="ce1">
            <text:p>226</text:p>
          </table:table-cell>
          <table:table-cell office:value-type="float" office:value="226" table:formula="msoxl:=SUM(L2:L56)" table:style-name="ce1">
            <text:p>226</text:p>
          </table:table-cell>
          <table:table-cell office:value-type="float" office:value="222" table:formula="msoxl:=SUM(M2:M56)" table:style-name="ce1">
            <text:p>222</text:p>
          </table:table-cell>
          <table:table-cell office:value-type="float" office:value="178" table:formula="msoxl:=SUM(N2:N56)" table:style-name="ce1">
            <text:p>178</text:p>
          </table:table-cell>
          <table:table-cell office:value-type="float" office:value="233" table:formula="msoxl:=SUM(O2:O56)" table:style-name="ce1">
            <text:p>233</text:p>
          </table:table-cell>
          <table:table-cell office:value-type="float" office:value="245" table:formula="msoxl:=SUM(P2:P56)" table:style-name="ce1">
            <text:p>245</text:p>
          </table:table-cell>
          <table:table-cell office:value-type="float" office:value="217" table:formula="msoxl:=SUM(Q2:Q56)" table:style-name="ce1">
            <text:p>217</text:p>
          </table:table-cell>
          <table:table-cell office:value-type="float" office:value="183" table:formula="msoxl:=SUM(R2:R56)" table:style-name="ce1">
            <text:p>183</text:p>
          </table:table-cell>
          <table:table-cell office:value-type="float" office:value="218" table:formula="msoxl:=SUM(S2:S56)" table:style-name="ce1">
            <text:p>218</text:p>
          </table:table-cell>
          <table:table-cell office:value-type="float" office:value="178" table:formula="msoxl:=SUM(T2:T56)" table:style-name="ce1">
            <text:p>178</text:p>
          </table:table-cell>
          <table:table-cell table:number-columns-repeated="16364" table:style-name="ce1"/>
        </table:table-row>
        <table:table-row table:number-rows-repeated="1048519" table:style-name="ro4">
          <table:table-cell table:number-columns-repeated="16384"/>
        </table:table-row>
      </table:table>
      <table:table table:name="Q1-Significance_ranking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number-columns-repeated="16377" table:default-cell-style-name="ce1"/>
        <table:table-row table:style-name="ro3">
          <table:table-cell office:value-type="string" table:style-name="ce7">
            <text:p>Region</text:p>
          </table:table-cell>
          <table:table-cell office:value-type="string" table:style-name="ce1">
            <text:p>(Tous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Function</text:p>
          </table:table-cell>
          <table:table-cell office:value-type="string" table:style-name="ce1">
            <text:p>(Plusieurs éléments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7">
            <text:p>Statement #</text:p>
          </table:table-cell>
          <table:table-cell office:value-type="string" table:style-name="ce1">
            <text:p>Somme de Score</text:p>
          </table:table-cell>
          <table:table-cell table:number-columns-repeated="2" table:style-name="ce1"/>
          <table:table-cell office:value-type="string" table:style-name="ce13">
            <text:p>Global</text:p>
          </table:table-cell>
          <table:table-cell office:value-type="string" table:style-name="ce13">
            <text:p>Americas</text:p>
          </table:table-cell>
          <table:table-cell office:value-type="string" table:style-name="ce13">
            <text:p>Europe</text:p>
          </table:table-cell>
          <table:table-cell office:value-type="string" table:style-name="ce13">
            <text:p>Asia</text:p>
          </table:table-cell>
          <table:table-cell office:value-type="string" table:style-name="ce13">
            <text:p>Corporate</text:p>
          </table:table-cell>
          <table:table-cell office:value-type="string" table:style-name="ce6">
            <text:p>CoDiv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06 - Operational execution that consistently meets customers expectations</text:p>
          </table:table-cell>
          <table:table-cell office:value-type="float" office:value="91" table:style-name="ce8">
            <text:p>91</text:p>
          </table:table-cell>
          <table:table-cell table:style-name="ce1"/>
          <table:table-cell office:value-type="string" table:style-name="ce1">
            <text:p>#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4">
            <office:annotation draw:style-name="a0" svg:x="5.54166666666667in" svg:y="0.947916666666667in" svg:width="1.5in" svg:height="0.822916666666667in">
              <dc:creator>CHARRIERE Bruno</dc:creator>
              <text:p><text:span text:style-name="T6">Innovation at the top</text:span></text:p>
              <text:p/>
            </office:annotation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10 - Creating a high-performance, high values culture</text:p>
          </table:table-cell>
          <table:table-cell office:value-type="float" office:value="88" table:style-name="ce8">
            <text:p>88</text:p>
          </table:table-cell>
          <table:table-cell table:style-name="ce1"/>
          <table:table-cell office:value-type="string" table:style-name="ce1">
            <text:p>#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2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15 - A great leadership team at the top</text:p>
          </table:table-cell>
          <table:table-cell office:value-type="float" office:value="87" table:style-name="ce8">
            <text:p>87</text:p>
          </table:table-cell>
          <table:table-cell table:style-name="ce1"/>
          <table:table-cell office:value-type="string" table:style-name="ce1">
            <text:p>#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16 - Driving innovation in your industry</text:p>
          </table:table-cell>
          <table:table-cell office:value-type="float" office:value="85" table:style-name="ce8">
            <text:p>85</text:p>
          </table:table-cell>
          <table:table-cell table:style-name="ce1"/>
          <table:table-cell office:value-type="string" table:style-name="ce1">
            <text:p>#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2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19 - Superior supply-chain management</text:p>
          </table:table-cell>
          <table:table-cell office:value-type="float" office:value="83" table:style-name="ce8">
            <text:p>8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02 - A well-defined clearly communicated strategy</text:p>
          </table:table-cell>
          <table:table-cell office:value-type="float" office:value="83" table:style-name="ce8">
            <text:p>8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12 - A structure that simplifies working in and with the organization</text:p>
          </table:table-cell>
          <table:table-cell office:value-type="float" office:value="82" table:style-name="ce8">
            <text:p>8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09 - Achieving the most stringent quality levels (eg Six Sigma)</text:p>
          </table:table-cell>
          <table:table-cell office:value-type="float" office:value="82" table:style-name="ce8">
            <text:p>82</text:p>
          </table:table-cell>
          <table:table-cell table:number-columns-repeated="2" table:style-name="ce1"/>
          <table:table-cell table:number-columns-repeated="5" table:style-name="ce13"/>
          <table:table-cell table:number-columns-repeated="16375" table:style-name="ce1"/>
        </table:table-row>
        <table:table-row table:style-name="ro3">
          <table:table-cell office:value-type="string" table:style-name="ce5">
            <text:p>11 - Delighting customers by exceeding their expectations</text:p>
          </table:table-cell>
          <table:table-cell office:value-type="float" office:value="80" table:style-name="ce8">
            <text:p>80</text:p>
          </table:table-cell>
          <table:table-cell table:number-columns-repeated="2" table:style-name="ce1"/>
          <table:table-cell office:value-type="string" table:style-name="ce13">
            <text:p>S&amp;M</text:p>
          </table:table-cell>
          <table:table-cell office:value-type="string" table:style-name="ce13">
            <text:p>Supply/R&amp;D</text:p>
          </table:table-cell>
          <table:table-cell office:value-type="string" table:style-name="ce13">
            <text:p>Op/HR/Fin.</text:p>
          </table:table-cell>
          <table:table-cell table:number-columns-repeated="2" table:style-name="ce13"/>
          <table:table-cell table:number-columns-repeated="16375" table:style-name="ce1"/>
        </table:table-row>
        <table:table-row table:style-name="ro3">
          <table:table-cell office:value-type="string" table:style-name="ce5">
            <text:p>13 - Superior talent at all levels</text:p>
          </table:table-cell>
          <table:table-cell office:value-type="float" office:value="79" table:style-name="ce8">
            <text:p>79</text:p>
          </table:table-cell>
          <table:table-cell table:style-name="ce1"/>
          <table:table-cell office:value-type="string" table:style-name="ce1">
            <text:p>#1</text:p>
          </table:table-cell>
          <table:table-cell office:value-type="float" office:value="16" table:style-name="ce14">
            <office:annotation draw:style-name="a1" svg:x="3.875in" svg:y="2.54166666666667in" svg:width="2.30208333333333in" svg:height="0.822916666666667in">
              <dc:creator>CHARRIERE Bruno</dc:creator>
              <text:p><text:span text:style-name="T6">Innovation at the top</text:span></text:p>
              <text:p/>
            </office:annotation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">
            <text:p>17 - A great brand</text:p>
          </table:table-cell>
          <table:table-cell office:value-type="float" office:value="77" table:style-name="ce8">
            <text:p>77</text:p>
          </table:table-cell>
          <table:table-cell table:style-name="ce1"/>
          <table:table-cell office:value-type="string" table:style-name="ce1">
            <text:p>#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">
            <text:p>14 - Adopting a balanced scorecard</text:p>
          </table:table-cell>
          <table:table-cell office:value-type="float" office:value="73" table:style-name="ce8">
            <text:p>73</text:p>
          </table:table-cell>
          <table:table-cell table:style-name="ce1"/>
          <table:table-cell office:value-type="string" table:style-name="ce1">
            <text:p>#3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6">
            <text:p>1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">
            <text:p>04 - Embracing and implementing new information technologies</text:p>
          </table:table-cell>
          <table:table-cell office:value-type="float" office:value="72" table:style-name="ce8">
            <text:p>72</text:p>
          </table:table-cell>
          <table:table-cell table:style-name="ce1"/>
          <table:table-cell office:value-type="string" table:style-name="ce1">
            <text:p>#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05 - Superior corporate governance practices</text:p>
          </table:table-cell>
          <table:table-cell office:value-type="float" office:value="69" table:style-name="ce8">
            <text:p>6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08 - Quality of the enterprise’s balance sheet</text:p>
          </table:table-cell>
          <table:table-cell office:value-type="float" office:value="69" table:style-name="ce8">
            <text:p>6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18 - Developing a strong mergers &amp; partnerships capability</text:p>
          </table:table-cell>
          <table:table-cell office:value-type="float" office:value="66" table:style-name="ce8">
            <text:p>6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20 - Being a truly global enterprise</text:p>
          </table:table-cell>
          <table:table-cell office:value-type="float" office:value="65" table:style-name="ce8">
            <text:p>6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07 - Financial engineering expertise</text:p>
          </table:table-cell>
          <table:table-cell office:value-type="float" office:value="63" table:style-name="ce8">
            <text:p>6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01 - Being one of the largest enterprises in your industry</text:p>
          </table:table-cell>
          <table:table-cell office:value-type="float" office:value="55" table:style-name="ce8">
            <text:p>5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03 - Being one of the lowest cost enterprises in your industry</text:p>
          </table:table-cell>
          <table:table-cell office:value-type="float" office:value="51" table:style-name="ce8">
            <text:p>5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Total général</text:p>
          </table:table-cell>
          <table:table-cell office:value-type="float" office:value="1500" table:style-name="ce8">
            <text:p>1500</text:p>
          </table:table-cell>
          <table:table-cell table:number-columns-repeated="16382" table:style-name="ce1"/>
        </table:table-row>
        <table:table-row table:number-rows-repeated="1048551" table:style-name="ro3">
          <table:table-cell table:number-columns-repeated="16384"/>
        </table:table-row>
      </table:table>
      <table:table table:name="Q2-Top_4" table:style-name="ta3"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6" table:default-cell-style-name="ce1"/>
        <table:table-column table:style-name="co13" table:number-columns-repeated="3" table:default-cell-style-name="ce1"/>
        <table:table-column table:style-name="co7" table:number-columns-repeated="16374" table:default-cell-style-name="ce1"/>
        <table:table-row table:style-name="ro3">
          <table:table-cell office:value-type="string" table:style-name="ce7">
            <text:p>Region</text:p>
          </table:table-cell>
          <table:table-cell office:value-type="string" table:style-name="ce1">
            <text:p>(Tous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7">
            <text:p>Function</text:p>
          </table:table-cell>
          <table:table-cell office:value-type="string" table:style-name="ce1">
            <text:p>(Plusieurs éléments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Étiquettes de lignes</text:p>
          </table:table-cell>
          <table:table-cell office:value-type="string" table:style-name="ce1">
            <text:p>Somme de First Choice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06 Operational execution that consistently meets customers expectations</text:p>
          </table:table-cell>
          <table:table-cell office:value-type="float" office:value="35" table:style-name="ce8">
            <text:p>35</text:p>
          </table:table-cell>
          <table:table-cell table:number-columns-repeated="5" table:style-name="ce1"/>
          <table:table-cell office:value-type="string" table:style-name="ce13">
            <text:p>Global</text:p>
          </table:table-cell>
          <table:table-cell office:value-type="string" table:style-name="ce13">
            <text:p>Americas</text:p>
          </table:table-cell>
          <table:table-cell office:value-type="string" table:style-name="ce13">
            <text:p>Europe</text:p>
          </table:table-cell>
          <table:table-cell office:value-type="string" table:style-name="ce13">
            <text:p>Asia</text:p>
          </table:table-cell>
          <table:table-cell office:value-type="string" table:style-name="ce13">
            <text:p>Corporate</text:p>
          </table:table-cell>
          <table:table-cell office:value-type="string" table:style-name="ce6">
            <text:p>CoDiv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16 Driving innovation in your industry</text:p>
          </table:table-cell>
          <table:table-cell office:value-type="float" office:value="20" table:style-name="ce8">
            <text:p>20</text:p>
          </table:table-cell>
          <table:table-cell table:number-columns-repeated="4" table:style-name="ce1"/>
          <table:table-cell office:value-type="string" table:style-name="ce1">
            <text:p>#1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10 Creating a high-performance, high values culture</text:p>
          </table:table-cell>
          <table:table-cell office:value-type="float" office:value="20" table:style-name="ce8">
            <text:p>20</text:p>
          </table:table-cell>
          <table:table-cell table:number-columns-repeated="4" table:style-name="ce1"/>
          <table:table-cell office:value-type="string" table:style-name="ce1">
            <text:p>#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2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11 Delighting customers by exceeding their expectations</text:p>
          </table:table-cell>
          <table:table-cell office:value-type="float" office:value="18" table:style-name="ce8">
            <text:p>18</text:p>
          </table:table-cell>
          <table:table-cell table:number-columns-repeated="4" table:style-name="ce1"/>
          <table:table-cell office:value-type="string" table:style-name="ce1">
            <text:p>#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02 A well-defined clearly communicated strategy</text:p>
          </table:table-cell>
          <table:table-cell office:value-type="float" office:value="17" table:style-name="ce8">
            <text:p>17</text:p>
          </table:table-cell>
          <table:table-cell table:number-columns-repeated="4" table:style-name="ce1"/>
          <table:table-cell office:value-type="string" table:style-name="ce1">
            <text:p>#4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15 A great leadership team at the top</text:p>
          </table:table-cell>
          <table:table-cell office:value-type="float" office:value="15" table:style-name="ce8">
            <text:p>1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09 Achieving the most stringent quality levels (e</text:p>
          </table:table-cell>
          <table:table-cell office:value-type="float" office:value="14" table:style-name="ce8">
            <text:p>1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12 A structure that simplifies working in and with the organization</text:p>
          </table:table-cell>
          <table:table-cell office:value-type="float" office:value="13" table:style-name="ce8">
            <text:p>1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Q20 Being a truly global enterprise</text:p>
          </table:table-cell>
          <table:table-cell office:value-type="float" office:value="12" table:style-name="ce8">
            <text:p>12</text:p>
          </table:table-cell>
          <table:table-cell table:number-columns-repeated="5" table:style-name="ce1"/>
          <table:table-cell table:number-columns-repeated="5" table:style-name="ce13"/>
          <table:table-cell table:number-columns-repeated="16372" table:style-name="ce1"/>
        </table:table-row>
        <table:table-row table:style-name="ro3">
          <table:table-cell office:value-type="string" table:style-name="ce5">
            <text:p>13 Superior talent at all levels</text:p>
          </table:table-cell>
          <table:table-cell office:value-type="float" office:value="10" table:style-name="ce8">
            <text:p>10</text:p>
          </table:table-cell>
          <table:table-cell table:number-columns-repeated="5" table:style-name="ce1"/>
          <table:table-cell office:value-type="string" table:style-name="ce13">
            <text:p>S&amp;M</text:p>
          </table:table-cell>
          <table:table-cell office:value-type="string" table:style-name="ce13">
            <text:p>Supply/R&amp;D</text:p>
          </table:table-cell>
          <table:table-cell office:value-type="string" table:style-name="ce13">
            <text:p>Op/HR/Fin.</text:p>
          </table:table-cell>
          <table:table-cell table:number-columns-repeated="2" table:style-name="ce13"/>
          <table:table-cell table:number-columns-repeated="16372" table:style-name="ce1"/>
        </table:table-row>
        <table:table-row table:style-name="ro3">
          <table:table-cell office:value-type="string" table:style-name="ce5">
            <text:p>19 Superior supply-chain management</text:p>
          </table:table-cell>
          <table:table-cell office:value-type="float" office:value="8" table:style-name="ce8">
            <text:p>8</text:p>
          </table:table-cell>
          <table:table-cell table:number-columns-repeated="4" table:style-name="ce1"/>
          <table:table-cell office:value-type="string" table:style-name="ce1">
            <text:p>#1</text:p>
          </table:table-cell>
          <table:table-cell office:value-type="float" office:value="10" table:style-name="ce14">
            <office:annotation draw:style-name="a2" svg:x="8.16666666666667in" svg:y="2.71875in" svg:width="2.3125in" svg:height="0.822916666666667in">
              <dc:creator>CHARRIERE Bruno</dc:creator>
              <text:p><text:span text:style-name="T6">High perf. &amp; innovation</text:span></text:p>
              <text:p/>
            </office:annotation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17 A great brand</text:p>
          </table:table-cell>
          <table:table-cell office:value-type="float" office:value="8" table:style-name="ce8">
            <text:p>8</text:p>
          </table:table-cell>
          <table:table-cell table:number-columns-repeated="4" table:style-name="ce1"/>
          <table:table-cell office:value-type="string" table:style-name="ce1">
            <text:p>#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04 Embracing and implementing new information technologies</text:p>
          </table:table-cell>
          <table:table-cell office:value-type="float" office:value="7" table:style-name="ce8">
            <text:p>7</text:p>
          </table:table-cell>
          <table:table-cell table:number-columns-repeated="4" table:style-name="ce1"/>
          <table:table-cell office:value-type="string" table:style-name="ce1">
            <text:p>#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03 Being one of the lowest cost enterprises in your industry</text:p>
          </table:table-cell>
          <table:table-cell office:value-type="float" office:value="1" table:style-name="ce8">
            <text:p>1</text:p>
          </table:table-cell>
          <table:table-cell table:number-columns-repeated="4" table:style-name="ce1"/>
          <table:table-cell office:value-type="string" table:style-name="ce1">
            <text:p>#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office:annotation draw:style-name="a3" svg:x="8.88541666666667in" svg:y="3.25in" svg:width="1.5in" svg:height="0.822916666666667in">
              <dc:creator>CHARRIERE Bruno</dc:creator>
              <text:p><text:span text:style-name="T6">Strategy comes just before customers for R&amp;D and Supply management</text:span></text:p>
              <text:p/>
            </office:annotation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08 Quality of the enterprise’s balance sheet</text:p>
          </table:table-cell>
          <table:table-cell office:value-type="float" office:value="1" table:style-name="ce8">
            <text:p>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05 Superior corporate governance practices</text:p>
          </table:table-cell>
          <table:table-cell office:value-type="float" office:value="1" table:style-name="ce8">
            <text:p>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Total général</text:p>
          </table:table-cell>
          <table:table-cell office:value-type="float" office:value="200" table:style-name="ce8">
            <text:p>200</text:p>
          </table:table-cell>
          <table:table-cell table:number-columns-repeated="16382" table:style-name="ce1"/>
        </table:table-row>
        <table:table-row table:number-rows-repeated="1048555" table:style-name="ro3">
          <table:table-cell table:number-columns-repeated="16384"/>
        </table:table-row>
      </table:table>
      <table:table table:name="Data_Q1" table:style-name="ta4">
        <table:table-column table:style-name="co14" table:default-cell-style-name="ce1"/>
        <table:table-column table:style-name="co15" table:default-cell-style-name="ce1"/>
        <table:table-column table:style-name="co16" table:default-cell-style-name="ce10"/>
        <table:table-column table:style-name="co17" table:default-cell-style-name="ce5"/>
        <table:table-column table:style-name="co18" table:default-cell-style-name="ce1"/>
        <table:table-column table:style-name="co1" table:number-columns-repeated="16379" table:default-cell-style-name="ce1"/>
        <table:table-row table:style-name="ro3">
          <table:table-cell office:value-type="string" table:style-name="ce11">
            <text:p>Region</text:p>
          </table:table-cell>
          <table:table-cell office:value-type="string" table:style-name="ce2">
            <text:p>Function</text:p>
          </table:table-cell>
          <table:table-cell office:value-type="string" table:style-name="ce11">
            <text:p>Score</text:p>
          </table:table-cell>
          <table:table-cell office:value-type="string" table:style-name="ce15">
            <text:p>Stat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number-rows-repeated="3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1 - Being one of the large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number-rows-repeated="3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3" table:style-name="ce9">
            <text:p>3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number-rows-repeated="3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19">
            <text:p>02 - A well-defined clearly communicated strateg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3 - Being one of the lowest cost enterprises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4 - Embracing and implementing new information technologi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5 - Superior corporate governance practice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number-rows-repeated="3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6 - Operational execution that consistently meets customers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number-rows-repeated="3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7 - Financial engineering expert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8 - Quality of the enterprise’s balance shee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09 - Achieving the most stringent quality levels (eg Six Sigma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number-rows-repeated="3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0 - Creating a high-performance, high values cultur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1 - Delighting customers by exceeding their expectation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2 - A structure that simplifies working in and with the organizati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3 - Superior talent at all levels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4 - Adopting a balanced scorecar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number-rows-repeated="3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5 - A great leadership team at the top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number-rows-repeated="3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6 - Driving innovation in your industr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7 - A great brand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8 - Developing a strong mergers &amp; partnerships capability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19 - Superior supply-chain management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5" table:style-name="ce9">
            <text:p>5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float" office:value="1" table:style-name="ce9">
            <text:p>1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4" table:style-name="ce9">
            <text:p>4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number-rows-repeated="2" table:style-name="ro4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float" office:value="3" table:style-name="ce9">
            <text:p>3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float" office:value="2" table:style-name="ce9">
            <text:p>2</text:p>
          </table:table-cell>
          <table:table-cell office:value-type="string" table:style-name="ce20">
            <text:p>20 - Being a truly global enterprise</text:p>
          </table:table-cell>
          <table:table-cell table:number-columns-repeated="16380"/>
        </table:table-row>
        <table:table-row table:number-rows-repeated="1047475" table:style-name="ro4">
          <table:table-cell table:number-columns-repeated="16384"/>
        </table:table-row>
      </table:table>
      <table:table table:name="Data_Q2" table:style-name="ta4"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9" table:default-cell-style-name="ce10"/>
        <table:table-column table:style-name="co20" table:number-columns-repeated="16380" table:default-cell-style-name="ce1"/>
        <table:table-row table:style-name="ro3">
          <table:table-cell office:value-type="string" table:style-name="ce16">
            <text:p>Region</text:p>
          </table:table-cell>
          <table:table-cell office:value-type="string" table:style-name="ce17">
            <text:p>Function</text:p>
          </table:table-cell>
          <table:table-cell office:value-type="string" table:style-name="ce17">
            <text:p>Statement</text:p>
          </table:table-cell>
          <table:table-cell office:value-type="string" table:style-name="ce17">
            <office:annotation draw:style-name="a4" svg:x="8.78125in" svg:y="0.0104166666666667in" svg:width="1.5in" svg:height="0.802083333333333in">
              <dc:creator>CHARRIERE Bruno</dc:creator>
              <text:p><text:span text:style-name="T6">4 is first choice, 1 is last</text:span></text:p>
              <text:p><text:span text:style-name="T5"/></text:p>
              <text:p/>
            </office:annotation>
            <text:p>First Choice</text:p>
          </table:table-cell>
          <table:table-cell table:number-columns-repeated="16380" table:style-name="ce18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1 Being one of the largest enterprises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string" table:style-name="ce3">
            <text:p>17 A great brand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7 A great brand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9 Superior supply-chain management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4 Embracing and implementing new information technologie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9 Achieving the most stringent quality levels (e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Q20 Being a truly global enterprise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4 Embracing and implementing new information technologie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number-rows-repeated="2" table:style-name="ro3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9 Achieving the most stringent quality levels (e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4 Embracing and implementing new information technologie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7 A great brand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9 Achieving the most stringent quality levels (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string" table:style-name="ce3">
            <text:p>04 Embracing and implementing new information technologie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9 Achieving the most stringent quality levels (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3 Superior talent at all level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7 A great brand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number-rows-repeated="2"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7 A great brand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string" table:style-name="ce3">
            <text:p>03 Being one of the lowest cost enterprises in your industry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7 A great brand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string" table:style-name="ce3">
            <text:p>09 Achieving the most stringent quality levels (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09 Achieving the most stringent quality levels (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Q20 Being a truly global enterpris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9 Achieving the most stringent quality levels (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04 Embracing and implementing new information technologie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Q20 Being a truly global enterprise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7 A great brand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8 Developing a strong mergers &amp; partnerships capability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9 Superior supply-chain management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9 Superior supply-chain management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3 Superior talent at all level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09 Achieving the most stringent quality levels (e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3 Superior talent at all level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3 Superior talent at all level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3 Superior talent at all level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string" table:style-name="ce3">
            <text:p>19 Superior supply-chain management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2" table:style-name="ce10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09 Achieving the most stringent quality levels (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1 Delighting customers by exceeding their expectation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Q20 Being a truly global enterpris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Finance / IT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7 A great brand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13 Superior talent at all level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Q20 Being a truly global enterpris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Q20 Being a truly global enterpris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5 Superior corporate governance practice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9 Superior supply-chain management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3 Superior talent at all level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4 Adopting a balanced scorecard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19 Superior supply-chain management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3 Superior talent at all level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Q20 Being a truly global enterpris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8 Quality of the enterprise’s balance sheet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9 Superior supply-chain management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Q20 Being a truly global enterpris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2 A structure that simplifies working in and with the organization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Finance / IT</text:p>
          </table:table-cell>
          <table:table-cell office:value-type="string" table:style-name="ce3">
            <text:p>13 Superior talent at all level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03 Being one of the lowest cost enterprises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Purchasing</text:p>
          </table:table-cell>
          <table:table-cell office:value-type="string" table:style-name="ce3">
            <text:p>17 A great brand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6 Driving innovation in your industr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10 Creating a high-performance, high values cultur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mericas</text:p>
          </table:table-cell>
          <table:table-cell office:value-type="string" table:style-name="ce3">
            <text:p>Marketing / Communication</text:p>
          </table:table-cell>
          <table:table-cell office:value-type="string" table:style-name="ce3">
            <text:p>13 Superior talent at all level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06 Operational execution that consistently meets customers expectation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3 Superior talent at all level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Human Resources</text:p>
          </table:table-cell>
          <table:table-cell office:value-type="string" table:style-name="ce3">
            <text:p>13 Superior talent at all level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Asia Pacific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7 A great brand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rporate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13 Superior talent at all level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R&amp;D</text:p>
          </table:table-cell>
          <table:table-cell office:value-type="string" table:style-name="ce3">
            <text:p>02 A well-defined clearly communicated strategy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number-rows-repeated="2"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3 Superior talent at all levels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Sales / Business Development</text:p>
          </table:table-cell>
          <table:table-cell office:value-type="string" table:style-name="ce3">
            <text:p>19 Superior supply-chain management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urope</text:p>
          </table:table-cell>
          <table:table-cell office:value-type="string" table:style-name="ce3">
            <text:p>Manufacturing / Operations</text:p>
          </table:table-cell>
          <table:table-cell office:value-type="string" table:style-name="ce3">
            <text:p>15 A great leadership team at the top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number-rows-repeated="1048355" table:style-name="ro3">
          <table:table-cell table:number-columns-repeated="16384"/>
        </table:table-row>
      </table:table>
      <table:table table:name="Legend" table:style-name="ta1"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6381" table:default-cell-style-name="ce1"/>
        <table:table-row table:style-name="ro3">
          <table:table-cell office:value-type="float" office:value="1" table:style-name="ce4">
            <text:p>1</text:p>
          </table:table-cell>
          <table:table-cell office:value-type="string" table:style-name="ce1">
            <text:p><text:s/>Being one of the largest enterprises in your industry]</text:p>
          </table:table-cell>
          <table:table-cell office:value-type="string" table:style-name="ce1">
            <text:p>01 - Being one of the largest enterprises in your industry]</text:p>
          </table:table-cell>
          <table:table-cell table:number-columns-repeated="16381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1">
            <text:p><text:s/>A well-defined clearly communicated strategy]</text:p>
          </table:table-cell>
          <table:table-cell office:value-type="string" table:style-name="ce1">
            <text:p>02 - A well-defined clearly communicated strategy]</text:p>
          </table:table-cell>
          <table:table-cell table:number-columns-repeated="16381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1">
            <text:p><text:s/>Being one of the lowest cost enterprises in your industry]</text:p>
          </table:table-cell>
          <table:table-cell office:value-type="string" table:style-name="ce1">
            <text:p>03 - Being one of the lowest cost enterprises in your industry]</text:p>
          </table:table-cell>
          <table:table-cell table:number-columns-repeated="16381"/>
        </table:table-row>
        <table:table-row table:style-name="ro3">
          <table:table-cell office:value-type="float" office:value="4" table:style-name="ce4">
            <text:p>4</text:p>
          </table:table-cell>
          <table:table-cell office:value-type="string" table:style-name="ce1">
            <text:p><text:s/>Embracing and implementing new information technologies]</text:p>
          </table:table-cell>
          <table:table-cell office:value-type="string" table:style-name="ce1">
            <text:p>04 - Embracing and implementing new information technologies]</text:p>
          </table:table-cell>
          <table:table-cell table:number-columns-repeated="16381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1">
            <text:p><text:s/>Superior corporate governance practices]</text:p>
          </table:table-cell>
          <table:table-cell office:value-type="string" table:style-name="ce1">
            <text:p>05 - Superior corporate governance practices]</text:p>
          </table:table-cell>
          <table:table-cell table:number-columns-repeated="16381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string" table:style-name="ce1">
            <text:p><text:s/>Operational execution that consistently meets customers expectations]</text:p>
          </table:table-cell>
          <table:table-cell office:value-type="string" table:style-name="ce1">
            <text:p>06 - Operational execution that consistently meets customers expectations]</text:p>
          </table:table-cell>
          <table:table-cell table:number-columns-repeated="16381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1">
            <text:p><text:s/>Financial engineering expertise]</text:p>
          </table:table-cell>
          <table:table-cell office:value-type="string" table:style-name="ce1">
            <text:p>07 - Financial engineering expertise]</text:p>
          </table:table-cell>
          <table:table-cell table:number-columns-repeated="16381"/>
        </table:table-row>
        <table:table-row table:style-name="ro3">
          <table:table-cell office:value-type="float" office:value="8" table:style-name="ce4">
            <text:p>8</text:p>
          </table:table-cell>
          <table:table-cell office:value-type="string" table:style-name="ce1">
            <text:p><text:s/>Quality of the enterprise’s balance sheet]</text:p>
          </table:table-cell>
          <table:table-cell office:value-type="string" table:style-name="ce1">
            <text:p>08 - Quality of the enterprise’s balance sheet]</text:p>
          </table:table-cell>
          <table:table-cell table:number-columns-repeated="16381"/>
        </table:table-row>
        <table:table-row table:style-name="ro3">
          <table:table-cell office:value-type="float" office:value="9" table:style-name="ce4">
            <text:p>9</text:p>
          </table:table-cell>
          <table:table-cell office:value-type="string" table:style-name="ce6">
            <text:p><text:s/>Achieving the most stringent quality levels (eg Six Sigma)</text:p>
          </table:table-cell>
          <table:table-cell office:value-type="string" table:style-name="ce1">
            <text:p>09 - Achieving the most stringent quality levels (eg Six Sigma)</text:p>
          </table:table-cell>
          <table:table-cell table:number-columns-repeated="16381"/>
        </table:table-row>
        <table:table-row table:style-name="ro3">
          <table:table-cell office:value-type="float" office:value="10" table:style-name="ce4">
            <text:p>10</text:p>
          </table:table-cell>
          <table:table-cell office:value-type="string" table:style-name="ce1">
            <text:p><text:s/>Creating a high-performance, high values culture]</text:p>
          </table:table-cell>
          <table:table-cell office:value-type="string" table:style-name="ce1">
            <text:p>10 - Creating a high-performance, high values culture]</text:p>
          </table:table-cell>
          <table:table-cell table:number-columns-repeated="16381"/>
        </table:table-row>
        <table:table-row table:style-name="ro3">
          <table:table-cell office:value-type="float" office:value="11" table:style-name="ce4">
            <text:p>11</text:p>
          </table:table-cell>
          <table:table-cell office:value-type="string" table:style-name="ce1">
            <text:p><text:s/>Delighting customers by exceeding their expectations]</text:p>
          </table:table-cell>
          <table:table-cell office:value-type="string" table:style-name="ce1">
            <text:p>11 - Delighting customers by exceeding their expectations]</text:p>
          </table:table-cell>
          <table:table-cell table:number-columns-repeated="16381"/>
        </table:table-row>
        <table:table-row table:style-name="ro3">
          <table:table-cell office:value-type="float" office:value="12" table:style-name="ce4">
            <text:p>12</text:p>
          </table:table-cell>
          <table:table-cell office:value-type="string" table:style-name="ce1">
            <text:p><text:s/>A structure that simplifies working in and with the organization]</text:p>
          </table:table-cell>
          <table:table-cell office:value-type="string" table:style-name="ce1">
            <text:p>12 - A structure that simplifies working in and with the organization]</text:p>
          </table:table-cell>
          <table:table-cell table:number-columns-repeated="16381"/>
        </table:table-row>
        <table:table-row table:style-name="ro3">
          <table:table-cell office:value-type="float" office:value="13" table:style-name="ce4">
            <text:p>13</text:p>
          </table:table-cell>
          <table:table-cell office:value-type="string" table:style-name="ce1">
            <text:p><text:s/>Superior talent at all levels]</text:p>
          </table:table-cell>
          <table:table-cell office:value-type="string" table:style-name="ce1">
            <text:p>13 - Superior talent at all levels]</text:p>
          </table:table-cell>
          <table:table-cell table:number-columns-repeated="16381"/>
        </table:table-row>
        <table:table-row table:style-name="ro3">
          <table:table-cell office:value-type="float" office:value="14" table:style-name="ce4">
            <text:p>14</text:p>
          </table:table-cell>
          <table:table-cell office:value-type="string" table:style-name="ce1">
            <text:p><text:s/>Adopting a balanced scorecard]</text:p>
          </table:table-cell>
          <table:table-cell office:value-type="string" table:style-name="ce1">
            <text:p>14 - Adopting a balanced scorecard]</text:p>
          </table:table-cell>
          <table:table-cell table:number-columns-repeated="16381"/>
        </table:table-row>
        <table:table-row table:style-name="ro3">
          <table:table-cell office:value-type="float" office:value="15" table:style-name="ce4">
            <text:p>15</text:p>
          </table:table-cell>
          <table:table-cell office:value-type="string" table:style-name="ce1">
            <text:p><text:s/>A great leadership team at the top]</text:p>
          </table:table-cell>
          <table:table-cell office:value-type="string" table:style-name="ce1">
            <text:p>15 - A great leadership team at the top]</text:p>
          </table:table-cell>
          <table:table-cell table:number-columns-repeated="16381"/>
        </table:table-row>
        <table:table-row table:style-name="ro3">
          <table:table-cell office:value-type="float" office:value="16" table:style-name="ce4">
            <text:p>16</text:p>
          </table:table-cell>
          <table:table-cell office:value-type="string" table:style-name="ce1">
            <text:p><text:s/>Driving innovation in your industry]</text:p>
          </table:table-cell>
          <table:table-cell office:value-type="string" table:style-name="ce1">
            <text:p>16 - Driving innovation in your industry]</text:p>
          </table:table-cell>
          <table:table-cell table:number-columns-repeated="16381"/>
        </table:table-row>
        <table:table-row table:style-name="ro3">
          <table:table-cell office:value-type="float" office:value="17" table:style-name="ce4">
            <text:p>17</text:p>
          </table:table-cell>
          <table:table-cell office:value-type="string" table:style-name="ce1">
            <text:p><text:s/>A great brand]</text:p>
          </table:table-cell>
          <table:table-cell office:value-type="string" table:style-name="ce1">
            <text:p>17 - A great brand]</text:p>
          </table:table-cell>
          <table:table-cell table:number-columns-repeated="16381"/>
        </table:table-row>
        <table:table-row table:style-name="ro3">
          <table:table-cell office:value-type="float" office:value="18" table:style-name="ce4">
            <text:p>18</text:p>
          </table:table-cell>
          <table:table-cell office:value-type="string" table:style-name="ce1">
            <text:p><text:s/>Developing a strong mergers &amp; partnerships capability]</text:p>
          </table:table-cell>
          <table:table-cell office:value-type="string" table:style-name="ce1">
            <text:p>18 - Developing a strong mergers &amp; partnerships capability]</text:p>
          </table:table-cell>
          <table:table-cell table:number-columns-repeated="16381"/>
        </table:table-row>
        <table:table-row table:style-name="ro3">
          <table:table-cell office:value-type="float" office:value="19" table:style-name="ce4">
            <text:p>19</text:p>
          </table:table-cell>
          <table:table-cell office:value-type="string" table:style-name="ce1">
            <text:p><text:s/>Superior supply-chain management]</text:p>
          </table:table-cell>
          <table:table-cell office:value-type="string" table:style-name="ce1">
            <text:p>19 - Superior supply-chain management]</text:p>
          </table:table-cell>
          <table:table-cell table:number-columns-repeated="16381"/>
        </table:table-row>
        <table:table-row table:style-name="ro3">
          <table:table-cell office:value-type="float" office:value="20" table:style-name="ce4">
            <text:p>20</text:p>
          </table:table-cell>
          <table:table-cell office:value-type="string" table:style-name="ce1">
            <text:p><text:s/>Being a truly global enterprise]</text:p>
          </table:table-cell>
          <table:table-cell office:value-type="string" table:style-name="ce1">
            <text:p>20 - Being a truly global enterprise]</text:p>
          </table:table-cell>
          <table:table-cell table:number-columns-repeated="16381"/>
        </table:table-row>
        <table:table-row table:number-rows-repeated="1048556" table:style-name="ro3">
          <table:table-cell table:number-columns-repeated="16384"/>
        </table:table-row>
      </table:table>
      <table:database-ranges>
        <table:database-range table:target-range-address="Data_Q1.A1:Data_Q1.D1101" table:display-filter-buttons="true"/>
        <table:database-range table:target-range-address="Data_Q2.A1:Data_Q2.D221" table:display-filter-buttons="true"/>
        <table:database-range table:target-range-address="Legend.A2:Legend.A20" table:contains-header="false">
          <table:sort>
            <table:sort-by table:field-number="0"/>
          </table:sort>
        </table:database-range>
      </table:database-ranges>
      <table:data-pilot-tables>
        <table:data-pilot-table table:name="Tableau croisé dynamique4" table:target-range-address="Q1-Significance_ranking.A1:Q1-Significance_ranking.B25" table:show-filter-button="false" table:buttons="Q1-Significance_ranking.A1 Q1-Significance_ranking.A2 Q1-Significance_ranking.A4">
          <table:source-cell-range table:cell-range-address="Data_Q1.A1:Data_Q1.D1101"/>
          <table:data-pilot-field table:source-field-name="Region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unction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arketing / Communication" table:display="false" table:show-details="true"/>
                <table:data-pilot-member table:name="Purchasing" table:display="false" table:show-details="true"/>
                <table:data-pilot-member table:name="R&amp;D" table:display="false" table:show-details="true"/>
                <table:data-pilot-member table:name="Sales / Business Development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atemen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core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cor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eau croisé dynamique5" table:target-range-address="Q2-Top_4.A1:Q2-Top_4.B21" table:show-filter-button="false" table:buttons="Q2-Top_4.A1 Q2-Top_4.A2 Q2-Top_4.A4">
          <table:source-cell-range table:cell-range-address="Data_Q2.A1:Data_Q2.D221"/>
          <table:data-pilot-field table:source-field-name="Region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unction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arketing / Communication" table:display="false" table:show-details="true"/>
                <table:data-pilot-member table:name="Purchasing" table:display="false" table:show-details="true"/>
                <table:data-pilot-member table:name="R&amp;D" table:display="false" table:show-details="true"/>
                <table:data-pilot-member table:name="Sales / Business Development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atemen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First Choice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rst Choic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78%" style:table-centering="both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79%" style:table-centering="both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T3" style:family="text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4" style:family="text"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2"><text:sheet-name>???</text:sheet-name></text:span></text:p>
        </style:region-center>
      </style:header>
      <style:header-left style:display="false"/>
      <style:footer>
        <style:region-right>
          <text:p><text:page-number>1</text:page-number></text:p>
        </style:region-right>
      </style:footer>
      <style:footer-left style:display="false"/>
    </style:master-page>
    <style:master-page style:name="mp3" style:page-layout-name="pm3">
      <style:header>
        <style:region-left>
          <text:p><text:span text:style-name="T3"><text:file-name text:display="name-and-extension">???</text:file-name></text:span></text:p>
        </style:region-left>
        <style:region-center>
          <text:p><text:span text:style-name="T4"><text:sheet-name>???</text:sheet-name></text:span></text:p>
        </style:region-center>
      </style:header>
      <style:header-left style:display="false"/>
      <style:footer>
        <style:region-right>
          <text:p><text:page-number>1</text:page-number>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ouria Emmanuelle</meta:initial-creator>
    <dc:creator>CHARRIERE Bruno</dc:creator>
    <meta:creation-date>2014-05-27T23:23:52Z</meta:creation-date>
    <dc:date>2014-06-01T20:30:00Z</dc:date>
    <meta:print-date>2014-06-01T20:29:17Z</meta:print-date>
  </office:meta>
</office:document-meta>
</file>